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style:font-name="Liberation Serif" fo:font-size="20pt" officeooo:rsid="00015028" officeooo:paragraph-rsid="00015028" style:font-size-asian="17.5pt" style:font-size-complex="20pt"/>
    </style:style>
    <style:style style:name="P2" style:family="paragraph" style:parent-style-name="Standard">
      <style:paragraph-properties fo:text-align="end" style:justify-single-word="false"/>
      <style:text-properties style:font-name="Liberation Serif" fo:font-size="18pt" officeooo:rsid="00015028" officeooo:paragraph-rsid="00015028" style:font-size-asian="18pt" style:font-size-complex="18pt"/>
    </style:style>
    <style:style style:name="P3" style:family="paragraph" style:parent-style-name="Standard">
      <style:paragraph-properties fo:text-align="end" style:justify-single-word="false"/>
      <style:text-properties style:font-name="Liberation Serif" fo:font-size="18pt" style:text-underline-style="none" officeooo:rsid="00015028" officeooo:paragraph-rsid="00015028" style:font-size-asian="18pt" style:font-size-complex="18pt"/>
    </style:style>
    <style:style style:name="P4" style:family="paragraph" style:parent-style-name="Standard">
      <style:paragraph-properties fo:text-align="end" style:justify-single-word="false"/>
      <style:text-properties style:font-name="Liberation Serif" fo:font-size="18pt" officeooo:rsid="00015028" officeooo:paragraph-rsid="00015028" style:font-size-asian="18pt" style:font-size-complex="18pt"/>
    </style:style>
    <style:style style:name="P5" style:family="paragraph" style:parent-style-name="Standard">
      <style:paragraph-properties fo:text-align="justify" style:justify-single-word="false"/>
      <style:text-properties style:font-name="Liberation Serif" fo:font-size="18pt" style:text-underline-style="solid" style:text-underline-width="auto" style:text-underline-color="font-color" officeooo:rsid="0001a5ea" officeooo:paragraph-rsid="0001a5ea" style:font-size-asian="18pt" style:font-size-complex="18pt"/>
    </style:style>
    <style:style style:name="P6" style:family="paragraph" style:parent-style-name="Standard">
      <style:paragraph-properties fo:text-align="justify" style:justify-single-word="false"/>
      <style:text-properties style:font-name="Liberation Serif" fo:font-size="18pt" style:text-underline-style="solid" style:text-underline-width="auto" style:text-underline-color="font-color" officeooo:rsid="0001a5ea" officeooo:paragraph-rsid="0001a5ea" style:font-size-asian="15.75pt" style:font-size-complex="18pt"/>
    </style:style>
    <style:style style:name="P7" style:family="paragraph" style:parent-style-name="Standard">
      <style:paragraph-properties fo:text-align="justify" style:justify-single-word="false"/>
      <style:text-properties style:font-name="Liberation Serif" fo:font-size="18pt" style:text-underline-style="none" officeooo:rsid="0001a5ea" officeooo:paragraph-rsid="0001a5ea" style:font-size-asian="18pt" style:font-size-complex="18pt"/>
    </style:style>
    <style:style style:name="P8" style:family="paragraph" style:parent-style-name="Standard">
      <style:paragraph-properties fo:text-align="justify" style:justify-single-word="false"/>
      <style:text-properties style:font-name="Liberation Serif" fo:font-size="16pt" style:text-underline-style="none" fo:font-weight="bold" officeooo:rsid="0001a5ea" officeooo:paragraph-rsid="0001a5ea" style:font-size-asian="14pt" style:font-weight-asian="bold" style:font-size-complex="16pt" style:font-weight-complex="bold"/>
    </style:style>
    <style:style style:name="T1" style:family="text">
      <style:text-properties fo:font-size="16pt" style:font-size-asian="14pt" style:font-size-complex="16pt"/>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eproyecto de Trabajo de Fin de Grado Superior de Aplicaciones Web.</text:p>
      <text:p text:style-name="P1"/>
      <text:p text:style-name="P1"/>
      <text:p text:style-name="P2">I.E.S Veláquez</text:p>
      <text:p text:style-name="P2">José Antonio González Moreno</text:p>
      <text:p text:style-name="P2"/>
      <text:p text:style-name="P2"/>
      <text:p text:style-name="P5">Resumen:</text:p>
      <text:p text:style-name="P5"/>
      <text:p text:style-name="P7"><text:tab/><text:span text:style-name="T1">En este documento se presentará las tecnologías utilizadas para realizar el Proyecto Integrado del grado de Desarrollo de Aplicaciones Web. En el documento zip donde se incluye el presente documento, se adjuntan los diagramas de Entidad Relación(“ER_Eventos.png”), los diagramas de Casos de Uso(“CasosUso_Eventos.png”), y los scripts de creación(“squeme.sql”) y inserción(“data.sql”) de la base de datos de la aplicación.</text:span></text:p>
      <text:p text:style-name="P7"><text:span text:style-name="T1"/></text:p>
      <text:p text:style-name="P6">Tecnologías Utilizadas: </text:p>
      <text:p text:style-name="P6"/>
      <text:p text:style-name="P8">-Base de Datos: <text:span text:style-name="T2">Se despliega en un contenedor de Docker usando una imagen de Mariadb</text:span></text:p>
      <text:p text:style-name="P8"><text:span text:style-name="T2"/></text:p>
      <text:p text:style-name="P8"><text:span text:style-name="T2">-</text:span>Servidor: <text:span text:style-name="T2">Se ha utilizado las tecnologías del framework Spring, haciendo uso de Spring Repository y las librerías de MapStruck y Lombock.</text:span></text:p>
      <text:p text:style-name="P8"><text:span text:style-name="T2"/></text:p>
      <text:p text:style-name="P8">-Cliente: <text:span text:style-name="T2">Se utiliza Angular y Bootstrap.</text:span></text:p>
      <text:p text:style-name="P8"/>
      <text:p text:style-name="P2"/>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2T17:47:23.286219493</meta:creation-date>
    <dc:date>2024-05-23T14:55:56.552927094</dc:date>
    <meta:editing-duration>PT3H42M55S</meta:editing-duration>
    <meta:editing-cycles>2</meta:editing-cycles>
    <meta:generator>LibreOffice/7.4.7.2$Linux_X86_64 LibreOffice_project/40$Build-2</meta:generator>
    <meta:document-statistic meta:table-count="0" meta:image-count="0" meta:object-count="0" meta:page-count="1" meta:paragraph-count="9" meta:word-count="120" meta:character-count="828" meta:non-whitespace-character-count="715"/>
  </office:meta>
</office:document-meta>
</file>